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46" style:family="table-column">
      <style:table-column-properties fo:break-before="auto" style:column-width="79.41mm"/>
    </style:style>
    <style:style style:name="co77" style:family="table-column">
      <style:table-column-properties fo:break-before="auto" style:column-width="27.27mm"/>
    </style:style>
    <style:style style:name="co83" style:family="table-column">
      <style:table-column-properties fo:break-before="auto" style:column-width="53.16mm"/>
    </style:style>
    <style:style style:name="co84" style:family="table-column">
      <style:table-column-properties fo:break-before="auto" style:column-width="84.61mm"/>
    </style:style>
    <style:style style:name="co85" style:family="table-column">
      <style:table-column-properties fo:break-before="auto" style:column-width="96.06mm"/>
    </style:style>
    <style:style style:name="co95" style:family="table-column">
      <style:table-column-properties fo:break-before="auto" style:column-width="34.52mm"/>
    </style:style>
    <style:style style:name="co107" style:family="table-column">
      <style:table-column-properties fo:break-before="auto" style:column-width="47.61mm"/>
    </style:style>
    <style:style style:name="co108" style:family="table-column">
      <style:table-column-properties fo:break-before="auto" style:column-width="76.36mm"/>
    </style:style>
    <style:style style:name="co47" style:family="table-column">
      <style:table-column-properties fo:break-before="auto" style:column-width="22.58mm"/>
    </style:style>
    <style:style style:name="co109" style:family="table-column">
      <style:table-column-properties fo:break-before="auto" style:column-width="93.49mm"/>
    </style:style>
    <style:style style:name="co110" style:family="table-column">
      <style:table-column-properties fo:break-before="auto" style:column-width="109.52mm"/>
    </style:style>
    <style:style style:name="co111" style:family="table-column">
      <style:table-column-properties fo:break-before="auto" style:column-width="50.64mm"/>
    </style:style>
    <style:style style:name="co24" style:family="table-column">
      <style:table-column-properties fo:break-before="auto" style:column-width="62.88mm"/>
    </style:style>
    <style:style style:name="co25" style:family="table-column">
      <style:table-column-properties fo:break-before="auto" style:column-width="45.63mm"/>
    </style:style>
    <style:style style:name="co27" style:family="table-column">
      <style:table-column-properties fo:break-before="auto" style:column-width="49.32mm"/>
    </style:style>
    <style:style style:name="co28" style:family="table-column">
      <style:table-column-properties fo:break-before="auto" style:column-width="53.02mm"/>
    </style:style>
    <style:style style:name="co29" style:family="table-column">
      <style:table-column-properties fo:break-before="auto" style:column-width="75.23mm"/>
    </style:style>
    <style:style style:name="co30" style:family="table-column">
      <style:table-column-properties fo:break-before="auto" style:column-width="54.65mm"/>
    </style:style>
    <style:style style:name="co31" style:family="table-column">
      <style:table-column-properties fo:break-before="auto" style:column-width="34.22mm"/>
    </style:style>
    <style:style style:name="co34" style:family="table-column">
      <style:table-column-properties fo:break-before="auto" style:column-width="30.23mm"/>
    </style:style>
    <style:style style:name="co35" style:family="table-column">
      <style:table-column-properties fo:break-before="auto" style:column-width="72.02mm"/>
    </style:style>
    <style:style style:name="co36" style:family="table-column">
      <style:table-column-properties fo:break-before="auto" style:column-width="109.87mm"/>
    </style:style>
    <style:style style:name="co37" style:family="table-column">
      <style:table-column-properties fo:break-before="auto" style:column-width="47.01mm"/>
    </style:style>
    <style:style style:name="co38" style:family="table-column">
      <style:table-column-properties fo:break-before="auto" style:column-width="29.32mm"/>
    </style:style>
    <style:style style:name="co39" style:family="table-column">
      <style:table-column-properties fo:break-before="auto" style:column-width="16.95mm"/>
    </style:style>
    <style:style style:name="co40" style:family="table-column">
      <style:table-column-properties fo:break-before="auto" style:column-width="63.94mm"/>
    </style:style>
    <style:style style:name="co41" style:family="table-column">
      <style:table-column-properties fo:break-before="auto" style:column-width="72.71mm"/>
    </style:style>
    <style:style style:name="co42" style:family="table-column">
      <style:table-column-properties fo:break-before="auto" style:column-width="58mm"/>
    </style:style>
    <style:style style:name="co43" style:family="table-column">
      <style:table-column-properties fo:break-before="auto" style:column-width="26.51mm"/>
    </style:style>
    <style:style style:name="co44" style:family="table-column">
      <style:table-column-properties fo:break-before="auto" style:column-width="47.47mm"/>
    </style:style>
    <style:style style:name="co45" style:family="table-column">
      <style:table-column-properties fo:break-before="auto" style:column-width="43.46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44.94mm"/>
    </style:style>
    <style:style style:name="co50" style:family="table-column">
      <style:table-column-properties fo:break-before="auto" style:column-width="170.09mm"/>
    </style:style>
    <style:style style:name="co51" style:family="table-column">
      <style:table-column-properties fo:break-before="auto" style:column-width="78.14mm"/>
    </style:style>
    <style:style style:name="co56" style:family="table-column">
      <style:table-column-properties fo:break-before="auto" style:column-width="29.6mm"/>
    </style:style>
    <style:style style:name="co57" style:family="table-column">
      <style:table-column-properties fo:break-before="auto" style:column-width="87.98mm"/>
    </style:style>
    <style:style style:name="co58" style:family="table-column">
      <style:table-column-properties fo:break-before="auto" style:column-width="54.72mm"/>
    </style:style>
    <style:style style:name="co59" style:family="table-column">
      <style:table-column-properties fo:break-before="auto" style:column-width="38.06mm"/>
    </style:style>
    <style:style style:name="co60" style:family="table-column">
      <style:table-column-properties fo:break-before="auto" style:column-width="105.04mm"/>
    </style:style>
    <style:style style:name="co61" style:family="table-column">
      <style:table-column-properties fo:break-before="auto" style:column-width="55.69mm"/>
    </style:style>
    <style:style style:name="co62" style:family="table-column">
      <style:table-column-properties fo:break-before="auto" style:column-width="91.28mm"/>
    </style:style>
    <style:style style:name="co63" style:family="table-column">
      <style:table-column-properties fo:break-before="auto" style:column-width="45.31mm"/>
    </style:style>
    <style:style style:name="co64" style:family="table-column">
      <style:table-column-properties fo:break-before="auto" style:column-width="38.84mm"/>
    </style:style>
    <style:style style:name="co65" style:family="table-column">
      <style:table-column-properties fo:break-before="auto" style:column-width="44.17mm"/>
    </style:style>
    <style:style style:name="co66" style:family="table-column">
      <style:table-column-properties fo:break-before="auto" style:column-width="57.15mm"/>
    </style:style>
    <style:style style:name="co67" style:family="table-column">
      <style:table-column-properties fo:break-before="auto" style:column-width="21.08mm"/>
    </style:style>
    <style:style style:name="co68" style:family="table-column">
      <style:table-column-properties fo:break-before="auto" style:column-width="24.8mm"/>
    </style:style>
    <style:style style:name="co69" style:family="table-column">
      <style:table-column-properties fo:break-before="auto" style:column-width="16.14mm"/>
    </style:style>
    <style:style style:name="co70" style:family="table-column">
      <style:table-column-properties fo:break-before="auto" style:column-width="29.46mm"/>
    </style:style>
    <style:style style:name="co71" style:family="table-column">
      <style:table-column-properties fo:break-before="auto" style:column-width="27.52mm"/>
    </style:style>
    <style:style style:name="co72" style:family="table-column">
      <style:table-column-properties fo:break-before="auto" style:column-width="45.77mm"/>
    </style:style>
    <style:style style:name="co73" style:family="table-column">
      <style:table-column-properties fo:break-before="auto" style:column-width="67.98mm"/>
    </style:style>
    <style:style style:name="co74" style:family="table-column">
      <style:table-column-properties fo:break-before="auto" style:column-width="59.81mm"/>
    </style:style>
    <style:style style:name="co75" style:family="table-column">
      <style:table-column-properties fo:break-before="auto" style:column-width="80.47mm"/>
    </style:style>
    <style:style style:name="co76" style:family="table-column">
      <style:table-column-properties fo:break-before="auto" style:column-width="61.31mm"/>
    </style:style>
    <style:style style:name="co78" style:family="table-column">
      <style:table-column-properties fo:break-before="auto" style:column-width="56.73mm"/>
    </style:style>
    <style:style style:name="co79" style:family="table-column">
      <style:table-column-properties fo:break-before="auto" style:column-width="43.39mm"/>
    </style:style>
    <style:style style:name="co80" style:family="table-column">
      <style:table-column-properties fo:break-before="auto" style:column-width="58.6mm"/>
    </style:style>
    <style:style style:name="co81" style:family="table-column">
      <style:table-column-properties fo:break-before="auto" style:column-width="50.87mm"/>
    </style:style>
    <style:style style:name="co82" style:family="table-column">
      <style:table-column-properties fo:break-before="auto" style:column-width="112.54mm"/>
    </style:style>
    <style:style style:name="co86" style:family="table-column">
      <style:table-column-properties fo:break-before="auto" style:column-width="178.52mm"/>
    </style:style>
    <style:style style:name="co87" style:family="table-column">
      <style:table-column-properties fo:break-before="auto" style:column-width="44.66mm"/>
    </style:style>
    <style:style style:name="co88" style:family="table-column">
      <style:table-column-properties fo:break-before="auto" style:column-width="69.64mm"/>
    </style:style>
    <style:style style:name="co89" style:family="table-column">
      <style:table-column-properties fo:break-before="auto" style:column-width="58.26mm"/>
    </style:style>
    <style:style style:name="co90" style:family="table-column">
      <style:table-column-properties fo:break-before="auto" style:column-width="101.81mm"/>
    </style:style>
    <style:style style:name="co91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9.07mm" fo:break-before="auto" style:use-optimal-row-height="false"/>
    </style:style>
    <style:style style:name="ro8" style:family="table-row">
      <style:table-row-properties style:row-height="9.3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10.78mm" fo:break-before="auto" style:use-optimal-row-height="false"/>
    </style:style>
    <style:style style:name="ro11" style:family="table-row">
      <style:table-row-properties style:row-height="8.77mm" fo:break-before="auto" style:use-optimal-row-height="false"/>
    </style:style>
    <style:style style:name="ro1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7"/>
    <style:style style:name="ce32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number-columns-repeated="240" table:default-cell-style-name="Default"/>
        <table:table-row table:style-name="ro7">
          <table:table-cell table:style-name="ce10" office:value-type="string" calcext:value-type="string">
            <text:p>data</text:p>
            <draw:control table:end-cell-address="data.B1" table:end-x="15.07mm" table:end-y="9.05mm" draw:z-index="0" draw:name="Export CSV" draw:style-name="gr5" draw:text-style-name="P4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unit</text:p>
          </table:table-cell>
          <table:table-cell table:style-name="ce16" office:value-type="string" calcext:value-type="string">
            <text:p>label</text:p>
          </table:table-cell>
          <table:table-cell table:style-name="ce17" office:value-type="string" calcext:value-type="string">
            <text:p>definition</text:p>
          </table:table-cell>
          <table:table-cell table:style-name="ce14" office:value-type="string" calcext:value-type="string">
            <text:p>comment</text:p>
          </table:table-cell>
          <table:table-cell table:style-name="ce13" table:number-columns-repeated="240"/>
        </table:table-row>
        <table:table-row table:style-name="ro2">
          <table:table-cell table:number-columns-repeated="2" table:style-name="ce11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 calcext:value-type="string">
            <text:p>INT_VALUE</text:p>
          </table:table-cell>
          <table:table-cell table:number-columns-repeated="2" table:style-name="ce11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 calcext:value-type="string">
            <text:p>FLOAT_VALUE</text:p>
          </table:table-cell>
          <table:table-cell table:number-columns-repeated="2" table:style-name="ce11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 calcext:value-type="string">
            <text:p>TEXT_VALUE</text:p>
          </table:table-cell>
          <table:table-cell table:number-columns-repeated="2" table:style-name="ce11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2" office:value-type="string" calcext:value-type="string">
            <text:p>PROVIDER_ID</text:p>
          </table:table-cell>
          <table:table-cell table:number-columns-repeated="2" table:style-name="ce11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3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2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2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  <table:table-row table:style-name="ro6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8">
          <table:table-cell table:style-name="ce10" office:value-type="string" calcext:value-type="string">
            <text:p>unit</text:p>
            <draw:control table:end-cell-address="unit.B1" table:end-x="11.29mm" table:end-y="9.05mm" draw:z-index="0" draw:name="Export CSV" draw:style-name="gr5" draw:text-style-name="P4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4" office:value-type="string" calcext:value-type="string">
            <office:annotation draw:style-name="gr6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efinition</text:p>
          </table:table-cell>
        </table:table-row>
        <table:table-row table:style-name="ro2">
          <table:table-cell table:style-name="ce11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1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1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1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2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1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6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6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6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18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3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6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7" table:default-cell-style-name="Default"/>
        <table:table-column table:style-name="co38" table:default-cell-style-name="ce22"/>
        <table:table-column table:style-name="co39" table:default-cell-style-name="ce19"/>
        <table:table-column table:style-name="co40" table:number-columns-repeated="2" table:default-cell-style-name="Default"/>
        <table:table-row table:style-name="ro8">
          <table:table-cell table:style-name="ce10" office:value-type="string" calcext:value-type="string">
            <text:p>Unit</text:p>
            <draw:control table:end-cell-address="mode.B1" table:end-x="13.83mm" table:end-y="9.05mm" draw:z-index="0" draw:name="Export CSV" draw:style-name="gr5" draw:text-style-name="P4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Code</text:p>
          </table:table-cell>
          <table:table-cell table:style-name="ce10" office:value-type="string" calcext:value-type="string">
            <text:p>Position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Other broadleave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Other conifer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Other shrub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9" office:value-type="string" calcext:value-type="string">
            <text:p>Abies alb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" office:value-type="string" calcext:value-type="string">
            <text:p>Abies cephalo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9" office:value-type="string" calcext:value-type="string">
            <text:p>Abies grand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9" office:value-type="string" calcext:value-type="string">
            <text:p>Abies lasiocarp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" office:value-type="string" calcext:value-type="string">
            <text:p>Abies nebrod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9" office:value-type="string" calcext:value-type="string">
            <text:p>Abies nordmanni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Abies pinsapo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Abies proce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9" office:value-type="string" calcext:value-type="string">
            <text:p>Abies sibir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9" office:value-type="string" calcext:value-type="string">
            <text:p>Abie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9" office:value-type="string" calcext:value-type="string">
            <text:p>Acacia cyanophyll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9" office:value-type="string" calcext:value-type="string">
            <text:p>Acacia cyclop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9" office:value-type="string" calcext:value-type="string">
            <text:p>Acacia dealb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9" office:value-type="string" calcext:value-type="string">
            <text:p>Acacia farnesi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9" office:value-type="string" calcext:value-type="string">
            <text:p>Acacia karoo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9" office:value-type="string" calcext:value-type="string">
            <text:p>Acacia longifol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9" office:value-type="string" calcext:value-type="string">
            <text:p>Acacia mearns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9" office:value-type="string" calcext:value-type="string">
            <text:p>Acacia melanoxylon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9" office:value-type="string" calcext:value-type="string">
            <text:p>Acacia pycnanth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9" office:value-type="string" calcext:value-type="string">
            <text:p>Acacia retinode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9" office:value-type="string" calcext:value-type="string">
            <text:p>Acaci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9" office:value-type="string" calcext:value-type="string">
            <text:p>Acer campestre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9" office:value-type="string" calcext:value-type="string">
            <text:p>Acer granatense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9" office:value-type="string" calcext:value-type="string">
            <text:p>Acer heldreich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9" office:value-type="string" calcext:value-type="string">
            <text:p>Acer hyrcan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9" office:value-type="string" calcext:value-type="string">
            <text:p>Acer lobel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9" office:value-type="string" calcext:value-type="string">
            <text:p>Acer monspessulan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9" office:value-type="string" calcext:value-type="string">
            <text:p>Acer negundo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9" office:value-type="string" calcext:value-type="string">
            <text:p>Acer obtusat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9" office:value-type="string" calcext:value-type="string">
            <text:p>Acer opal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9" office:value-type="string" calcext:value-type="string">
            <text:p>Acer platanoide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9" office:value-type="string" calcext:value-type="string">
            <text:p>Acer pseudoplatan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9" office:value-type="string" calcext:value-type="string">
            <text:p>Acer sempervir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9" office:value-type="string" calcext:value-type="string">
            <text:p>Acer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9" office:value-type="string" calcext:value-type="string">
            <text:p>Acer steven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9" office:value-type="string" calcext:value-type="string">
            <text:p>Acer tataric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9" office:value-type="string" calcext:value-type="string">
            <text:p>Acer trautvetter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9" office:value-type="string" calcext:value-type="string">
            <text:p>Aesculus hippocastanea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9" office:value-type="string" calcext:value-type="string">
            <text:p>Ailanthus altissim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9" office:value-type="string" calcext:value-type="string">
            <text:p>Ailanthus sp. (glandulosa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9" office:value-type="string" calcext:value-type="string">
            <text:p>Alnus cord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9" office:value-type="string" calcext:value-type="string">
            <text:p>Alnus glutino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9" office:value-type="string" calcext:value-type="string">
            <text:p>Alnus inc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9" office:value-type="string" calcext:value-type="string">
            <text:p>Aln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9" office:value-type="string" calcext:value-type="string">
            <text:p>Alnus virid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9" office:value-type="string" calcext:value-type="string">
            <text:p>Amelanchier canad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9" office:value-type="string" calcext:value-type="string">
            <text:p>Amelanchier grandiflo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9" office:value-type="string" calcext:value-type="string">
            <text:p>Amelanchier ov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19" office:value-type="string" calcext:value-type="string">
            <text:p>Amelanchier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9" office:value-type="string" calcext:value-type="string">
            <text:p>Amelanchier spic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9" office:value-type="string" calcext:value-type="string">
            <text:p>Arbutus andrachne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19" office:value-type="string" calcext:value-type="string">
            <text:p>Arbut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9" office:value-type="string" calcext:value-type="string">
            <text:p>Arbutus unedo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9" office:value-type="string" calcext:value-type="string">
            <text:p>Berberis vulgar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9" office:value-type="string" calcext:value-type="string">
            <text:p>Betula humilis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19" office:value-type="string" calcext:value-type="string">
            <text:p>Betula nan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9" office:value-type="string" calcext:value-type="string">
            <text:p>Betula pendul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9" office:value-type="string" calcext:value-type="string">
            <text:p>Betula pubesc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19" office:value-type="string" calcext:value-type="string">
            <text:p>Betul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19" office:value-type="string" calcext:value-type="string">
            <text:p>Buxus balear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9" office:value-type="string" calcext:value-type="string">
            <text:p>Buxus sempervir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19" office:value-type="string" calcext:value-type="string">
            <text:p>Bux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19" office:value-type="string" calcext:value-type="string">
            <text:p>Carpinus betul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19" office:value-type="string" calcext:value-type="string">
            <text:p>Carpinus orient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19" office:value-type="string" calcext:value-type="string">
            <text:p>Carpin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9" office:value-type="string" calcext:value-type="string">
            <text:p>Castanea sativ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9" office:value-type="string" calcext:value-type="string">
            <text:p>Castane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9" office:value-type="string" calcext:value-type="string">
            <text:p>Cedrus atlant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19" office:value-type="string" calcext:value-type="string">
            <text:p>Cedrus deoda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9" office:value-type="string" calcext:value-type="string">
            <text:p>Cedrus liban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19" office:value-type="string" calcext:value-type="string">
            <text:p>Cedr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9" office:value-type="string" calcext:value-type="string">
            <text:p>Celtis austr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19" office:value-type="string" calcext:value-type="string">
            <text:p>Ceratonia siliqu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19" office:value-type="string" calcext:value-type="string">
            <text:p>Cercis siliquastrum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19" office:value-type="string" calcext:value-type="string">
            <text:p>Chamaecyparis lawsoni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9" office:value-type="string" calcext:value-type="string">
            <text:p>Chamaerops humi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19" office:value-type="string" calcext:value-type="string">
            <text:p>Cinnamomum campho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9" office:value-type="string" calcext:value-type="string">
            <text:p>Cornus ma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9" office:value-type="string" calcext:value-type="string">
            <text:p>Cornus sanguin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19" office:value-type="string" calcext:value-type="string">
            <text:p>Corn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9" office:value-type="string" calcext:value-type="string">
            <text:p>Corylus avell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19" office:value-type="string" calcext:value-type="string">
            <text:p>Coryl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19" office:value-type="string" calcext:value-type="string">
            <text:p>Crataegus azarol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19" office:value-type="string" calcext:value-type="string">
            <text:p>Crataegus lacini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9" office:value-type="string" calcext:value-type="string">
            <text:p>Crataegus laevig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19" office:value-type="string" calcext:value-type="string">
            <text:p>Crataegus monogy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9" office:value-type="string" calcext:value-type="string">
            <text:p>Crataegus sp.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9" office:value-type="string" calcext:value-type="string">
            <text:p>Cryptomeri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19" office:value-type="string" calcext:value-type="string">
            <text:p>Cupressus arizo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19" office:value-type="string" calcext:value-type="string">
            <text:p>Cupressus lusita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9" office:value-type="string" calcext:value-type="string">
            <text:p>Cupressus macrocarp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19" office:value-type="string" calcext:value-type="string">
            <text:p>Cupressus sempervir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19" office:value-type="string" calcext:value-type="string">
            <text:p>Cupress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9" office:value-type="string" calcext:value-type="string">
            <text:p>Erica arbor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9" office:value-type="string" calcext:value-type="string">
            <text:p>Erica manipuliflo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19" office:value-type="string" calcext:value-type="string">
            <text:p>Erica scopar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9" office:value-type="string" calcext:value-type="string">
            <text:p>Eric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9" office:value-type="string" calcext:value-type="string">
            <text:p>Eucalyptus camaldul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19" office:value-type="string" calcext:value-type="string">
            <text:p>Eucalyptus gomphocephal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19" office:value-type="string" calcext:value-type="string">
            <text:p>Eucalypt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19" office:value-type="string" calcext:value-type="string">
            <text:p>Euonymus europae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19" office:value-type="string" calcext:value-type="string">
            <text:p>Euonym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19" office:value-type="string" calcext:value-type="string">
            <text:p>Fag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9" office:value-type="string" calcext:value-type="string">
            <text:p>Fagus sylvat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19" office:value-type="string" calcext:value-type="string">
            <text:p>Ficus car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9" office:value-type="string" calcext:value-type="string">
            <text:p>Fic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19" office:value-type="string" calcext:value-type="string">
            <text:p>Frangula aln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19" office:value-type="string" calcext:value-type="string">
            <text:p>Fraxinus angustifoli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19" office:value-type="string" calcext:value-type="string">
            <text:p>Fraxinus excelsior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19" office:value-type="string" calcext:value-type="string">
            <text:p>Fraxinus orn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19" office:value-type="string" calcext:value-type="string">
            <text:p>Fraxinus pallisae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19" office:value-type="string" calcext:value-type="string">
            <text:p>Fraxinus pennsylvan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19" office:value-type="string" calcext:value-type="string">
            <text:p>Fraxin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19" office:value-type="string" calcext:value-type="string">
            <text:p>Gleditsi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9" office:value-type="string" calcext:value-type="string">
            <text:p>Hippophae rhamnoide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19" office:value-type="string" calcext:value-type="string">
            <text:p>Ilex aquifoli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9" office:value-type="string" calcext:value-type="string">
            <text:p>Ilex canari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19" office:value-type="string" calcext:value-type="string">
            <text:p>Ilex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19" office:value-type="string" calcext:value-type="string">
            <text:p>Juglans ciner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19" office:value-type="string" calcext:value-type="string">
            <text:p>Juglans nig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19" office:value-type="string" calcext:value-type="string">
            <text:p>Juglans reg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9" office:value-type="string" calcext:value-type="string">
            <text:p>Juglan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9" office:value-type="string" calcext:value-type="string">
            <text:p>Juniperus comun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19" office:value-type="string" calcext:value-type="string">
            <text:p>Juniperus oxycedr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19" office:value-type="string" calcext:value-type="string">
            <text:p>Juniperus phoenic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19" office:value-type="string" calcext:value-type="string">
            <text:p>Juniperus sabi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9" office:value-type="string" calcext:value-type="string">
            <text:p>Juniper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19" office:value-type="string" calcext:value-type="string">
            <text:p>Juniperus thurife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9" office:value-type="string" calcext:value-type="string">
            <text:p>Juniperus virgini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19" office:value-type="string" calcext:value-type="string">
            <text:p>Laburnum alpin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19" office:value-type="string" calcext:value-type="string">
            <text:p>Laburnum anagyroide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9" office:value-type="string" calcext:value-type="string">
            <text:p>Laburnum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9" office:value-type="string" calcext:value-type="string">
            <text:p>Larix decidu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9" office:value-type="string" calcext:value-type="string">
            <text:p>Larix kaempferi C25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9" office:value-type="string" calcext:value-type="string">
            <text:p>Larix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19" office:value-type="string" calcext:value-type="string">
            <text:p>Laurus azor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9" office:value-type="string" calcext:value-type="string">
            <text:p>Laurus nobi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19" office:value-type="string" calcext:value-type="string">
            <text:p>Ligustrum vulgare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19" office:value-type="string" calcext:value-type="string">
            <text:p>Liriodendron tulipifer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9" office:value-type="string" calcext:value-type="string">
            <text:p>Lonicer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19" office:value-type="string" calcext:value-type="string">
            <text:p>Magnoli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19" office:value-type="string" calcext:value-type="string">
            <text:p>Malus domest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19" office:value-type="string" calcext:value-type="string">
            <text:p>Mal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19" office:value-type="string" calcext:value-type="string">
            <text:p>Malus sylvestr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19" office:value-type="string" calcext:value-type="string">
            <text:p>Metasequoi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9" office:value-type="string" calcext:value-type="string">
            <text:p>Morus alb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19" office:value-type="string" calcext:value-type="string">
            <text:p>Morus nig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19" office:value-type="string" calcext:value-type="string">
            <text:p>Mor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19" office:value-type="string" calcext:value-type="string">
            <text:p>Myrica fay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19" office:value-type="string" calcext:value-type="string">
            <text:p>Myrtus commun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19" office:value-type="string" calcext:value-type="string">
            <text:p>Ocotea foet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19" office:value-type="string" calcext:value-type="string">
            <text:p>Olea europa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19" office:value-type="string" calcext:value-type="string">
            <text:p>Ole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19" office:value-type="string" calcext:value-type="string">
            <text:p>Ostrya carpinifol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19" office:value-type="string" calcext:value-type="string">
            <text:p>Paulownia tomento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19" office:value-type="string" calcext:value-type="string">
            <text:p>Persea ind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19" office:value-type="string" calcext:value-type="string">
            <text:p>Phillyrea angustifol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9" office:value-type="string" calcext:value-type="string">
            <text:p>Phillyrea latifol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19" office:value-type="string" calcext:value-type="string">
            <text:p>Phoenix canari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19" office:value-type="string" calcext:value-type="string">
            <text:p>Phoenix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19" office:value-type="string" calcext:value-type="string">
            <text:p>Picconia excel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19" office:value-type="string" calcext:value-type="string">
            <text:p>Picea abies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19" office:value-type="string" calcext:value-type="string">
            <text:p>Picea engelmann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9" office:value-type="string" calcext:value-type="string">
            <text:p>Picea glau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19" office:value-type="string" calcext:value-type="string">
            <text:p>Picea omorik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19" office:value-type="string" calcext:value-type="string">
            <text:p>Picea orient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19" office:value-type="string" calcext:value-type="string">
            <text:p>Picea pung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19" office:value-type="string" calcext:value-type="string">
            <text:p>Picea sitch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19" office:value-type="string" calcext:value-type="string">
            <text:p>Pice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19" office:value-type="string" calcext:value-type="string">
            <text:p>Pinus banksi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19" office:value-type="string" calcext:value-type="string">
            <text:p>Pinus canari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19" office:value-type="string" calcext:value-type="string">
            <text:p>Pinus cemb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19" office:value-type="string" calcext:value-type="string">
            <text:p>Pinus contor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9" office:value-type="string" calcext:value-type="string">
            <text:p>Pinus halep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19" office:value-type="string" calcext:value-type="string">
            <text:p>Pinus heldreich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23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19" office:value-type="string" calcext:value-type="string">
            <text:p>Pinus leucoderm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9" office:value-type="string" calcext:value-type="string">
            <text:p>Pinus mugo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19" office:value-type="string" calcext:value-type="string">
            <text:p>Pinus nigr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19" office:value-type="string" calcext:value-type="string">
            <text:p>Pinus pinaster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9" office:value-type="string" calcext:value-type="string">
            <text:p>Pinus pin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19" office:value-type="string" calcext:value-type="string">
            <text:p>Pinus pondero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19" office:value-type="string" calcext:value-type="string">
            <text:p>Pinus radiat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19" office:value-type="string" calcext:value-type="string">
            <text:p>Pinus sp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19" office:value-type="string" calcext:value-type="string">
            <text:p>Pinus strob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19" office:value-type="string" calcext:value-type="string">
            <text:p>Pinus sylvestr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19" office:value-type="string" calcext:value-type="string">
            <text:p>Pinus uncinata (rotundata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19" office:value-type="string" calcext:value-type="string">
            <text:p>Pistacia atlant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19" office:value-type="string" calcext:value-type="string">
            <text:p>Pistacia lentisc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19" office:value-type="string" calcext:value-type="string">
            <text:p>Pistacia terebinth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19" office:value-type="string" calcext:value-type="string">
            <text:p>Platanus acerifol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19" office:value-type="string" calcext:value-type="string">
            <text:p>Platanus orient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9" office:value-type="string" calcext:value-type="string">
            <text:p>Platanus sp. (incl hybrida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9" office:value-type="string" calcext:value-type="string">
            <text:p>Pleiomeris canari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19" office:value-type="string" calcext:value-type="string">
            <text:p>Populus alb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19" office:value-type="string" calcext:value-type="string">
            <text:p>Populus nig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19" office:value-type="string" calcext:value-type="string">
            <text:p>Popul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9" office:value-type="string" calcext:value-type="string">
            <text:p>Populus tremul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9" office:value-type="string" calcext:value-type="string">
            <text:p>Populus x canesc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9" office:value-type="string" calcext:value-type="string">
            <text:p>Prunus armenia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19" office:value-type="string" calcext:value-type="string">
            <text:p>Prunus avi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19" office:value-type="string" calcext:value-type="string">
            <text:p>Prunus cerasife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19" office:value-type="string" calcext:value-type="string">
            <text:p>Prunus ceras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19" office:value-type="string" calcext:value-type="string">
            <text:p>Prunus domest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19" office:value-type="string" calcext:value-type="string">
            <text:p>Prunus dulc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19" office:value-type="string" calcext:value-type="string">
            <text:p>Prunus lusita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19" office:value-type="string" calcext:value-type="string">
            <text:p>Prunus mahaleb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9" office:value-type="string" calcext:value-type="string">
            <text:p>Prunus padus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19" office:value-type="string" calcext:value-type="string">
            <text:p>Prunus pers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19" office:value-type="string" calcext:value-type="string">
            <text:p>Prunus seroti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19" office:value-type="string" calcext:value-type="string">
            <text:p>Prun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19" office:value-type="string" calcext:value-type="string">
            <text:p>Prunus spino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19" office:value-type="string" calcext:value-type="string">
            <text:p>Pseudotsuga menzies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19" office:value-type="string" calcext:value-type="string">
            <text:p>Pyrus amygdaliform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19" office:value-type="string" calcext:value-type="string">
            <text:p>Pyrus commun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19" office:value-type="string" calcext:value-type="string">
            <text:p>Pyrus pyraster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19" office:value-type="string" calcext:value-type="string">
            <text:p>Pyr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19" office:value-type="string" calcext:value-type="string">
            <text:p>Quercus alnifol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19" office:value-type="string" calcext:value-type="string">
            <text:p>Quercus canari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19" office:value-type="string" calcext:value-type="string">
            <text:p>Quercus cerr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19" office:value-type="string" calcext:value-type="string">
            <text:p>Quercus coccifera (Q. calliprinos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19" office:value-type="string" calcext:value-type="string">
            <text:p>Quercus conges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9" office:value-type="string" calcext:value-type="string">
            <text:p>Quercus dalechamp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19" office:value-type="string" calcext:value-type="string">
            <text:p>Quercus fagin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19" office:value-type="string" calcext:value-type="string">
            <text:p>Quercus frainetto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19" office:value-type="string" calcext:value-type="string">
            <text:p>Quercus fruticosa</text:p>
          </table:table-cell>
          <table:table-cell table:style-name="ce19" office:value-type="string" calcext:value-type="string">
            <text:p>Quercus fruticos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19" office:value-type="string" calcext:value-type="string">
            <text:p>Quercus hartwissi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9" office:value-type="string" calcext:value-type="string">
            <text:p>Quercus ilex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19" office:value-type="string" calcext:value-type="string">
            <text:p>Quercus lusita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19" office:value-type="string" calcext:value-type="string">
            <text:p>Quercus macrolepis (Q. aegilops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19" office:value-type="string" calcext:value-type="string">
            <text:p>Quercus ma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9" office:value-type="string" calcext:value-type="string">
            <text:p>Quercus palustr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9" office:value-type="string" calcext:value-type="string">
            <text:p>Quercus pedunculiflo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9" office:value-type="string" calcext:value-type="string">
            <text:p>Quercus petrae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19" office:value-type="string" calcext:value-type="string">
            <text:p>Quercus petraea (group) x pubesce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9" office:value-type="string" calcext:value-type="string">
            <text:p>Quercus petraea group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9" office:value-type="string" calcext:value-type="string">
            <text:p>Quercus polycarp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9" office:value-type="string" calcext:value-type="string">
            <text:p>Quercus pubesc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19" office:value-type="string" calcext:value-type="string">
            <text:p>Quercus pyrenaica (Q. toza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19" office:value-type="string" calcext:value-type="string">
            <text:p>Quercus robur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19" office:value-type="string" calcext:value-type="string">
            <text:p>Quercus robur x pyrena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19" office:value-type="string" calcext:value-type="string">
            <text:p>Quercus rub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19" office:value-type="string" calcext:value-type="string">
            <text:p>Querc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19" office:value-type="string" calcext:value-type="string">
            <text:p>Quercus suber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19" office:value-type="string" calcext:value-type="string">
            <text:p>Quercus troj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19" office:value-type="string" calcext:value-type="string">
            <text:p>Rhamnus alatern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19" office:value-type="string" calcext:value-type="string">
            <text:p>Rhamnus catharticus (a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9" office:value-type="string" calcext:value-type="string">
            <text:p>Rhamnus lycioides spp. oleoide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19" office:value-type="string" calcext:value-type="string">
            <text:p>Rhamn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19" office:value-type="string" calcext:value-type="string">
            <text:p>Rhus coriar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19" office:value-type="string" calcext:value-type="string">
            <text:p>Rhus typhi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Robinia pseudoacac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19" office:value-type="string" calcext:value-type="string">
            <text:p>Salix alba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19" office:value-type="string" calcext:value-type="string">
            <text:p>Salix atrociner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9" office:value-type="string" calcext:value-type="string">
            <text:p>Salix babylo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19" office:value-type="string" calcext:value-type="string">
            <text:p>Salix cantabr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19" office:value-type="string" calcext:value-type="string">
            <text:p>Salix capr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9" office:value-type="string" calcext:value-type="string">
            <text:p>Salix ciner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19" office:value-type="string" calcext:value-type="string">
            <text:p>Salix eleagno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19" office:value-type="string" calcext:value-type="string">
            <text:p>Salix fragi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19" office:value-type="string" calcext:value-type="string">
            <text:p>Salix purpure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19" office:value-type="string" calcext:value-type="string">
            <text:p>Salix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19" office:value-type="string" calcext:value-type="string">
            <text:p>Salix vimin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19" office:value-type="string" calcext:value-type="string">
            <text:p>Sambucus ebul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19" office:value-type="string" calcext:value-type="string">
            <text:p>Sambucus nig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19" office:value-type="string" calcext:value-type="string">
            <text:p>Sambucus racemo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19" office:value-type="string" calcext:value-type="string">
            <text:p>Sambuc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19" office:value-type="string" calcext:value-type="string">
            <text:p>Sequoiadendron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19" office:value-type="string" calcext:value-type="string">
            <text:p>Sophora japon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19" office:value-type="string" calcext:value-type="string">
            <text:p>Sorbus ar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19" office:value-type="string" calcext:value-type="string">
            <text:p>Sorbus aucupar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19" office:value-type="string" calcext:value-type="string">
            <text:p>Sorbus chamaemespilu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19" office:value-type="string" calcext:value-type="string">
            <text:p>Sorbus domestic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19" office:value-type="string" calcext:value-type="string">
            <text:p>Sorbus intermedi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19" office:value-type="string" calcext:value-type="string">
            <text:p>Sorbus latifolia s.l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19" office:value-type="string" calcext:value-type="string">
            <text:p>Sorbus mougeotii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19" office:value-type="string" calcext:value-type="string">
            <text:p>Sorb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19" office:value-type="string" calcext:value-type="string">
            <text:p>Sorbus torminal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19" office:value-type="string" calcext:value-type="string">
            <text:p>Tamarix afric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19" office:value-type="string" calcext:value-type="string">
            <text:p>Tamarix canari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19" office:value-type="string" calcext:value-type="string">
            <text:p>Tamarix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19" office:value-type="string" calcext:value-type="string">
            <text:p>Taxodium distichum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9" office:value-type="string" calcext:value-type="string">
            <text:p>Taxus bacc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19" office:value-type="string" calcext:value-type="string">
            <text:p>Tax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19" office:value-type="string" calcext:value-type="string">
            <text:p>Tetraclinis articul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19" office:value-type="string" calcext:value-type="string">
            <text:p>Thuja plic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19" office:value-type="string" calcext:value-type="string">
            <text:p>Thuja sp.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19" office:value-type="string" calcext:value-type="string">
            <text:p>Tilia cordat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19" office:value-type="string" calcext:value-type="string">
            <text:p>Tilia platyphylo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19" office:value-type="string" calcext:value-type="string">
            <text:p>Tili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19" office:value-type="string" calcext:value-type="string">
            <text:p>Tilia tomentos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19" office:value-type="string" calcext:value-type="string">
            <text:p>Tsuga canadensi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19" office:value-type="string" calcext:value-type="string">
            <text:p>Tsuga heterophyll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19" office:value-type="string" calcext:value-type="string">
            <text:p>Tsuga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19" office:value-type="string" calcext:value-type="string">
            <text:p>Ulmus canescens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19" office:value-type="string" calcext:value-type="string">
            <text:p>Ulmus glabr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19" office:value-type="string" calcext:value-type="string">
            <text:p>Ulmus laevis 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9" office:value-type="string" calcext:value-type="string">
            <text:p>Ulmus minor (pumila)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9" office:value-type="string" calcext:value-type="string">
            <text:p>Ulmus sp.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19" office:value-type="string" calcext:value-type="string">
            <text:p>Viburnum lantana</text:p>
          </table:table-cell>
        </table:table-row>
        <table:table-row table:style-name="ro2">
          <table:table-cell table:style-name="ce19" office:value-type="string" calcext:value-type="string">
            <text:p>SPECIES_CODE</text:p>
          </table:table-cell>
          <table:table-cell table:style-name="ce19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19" office:value-type="string" calcext:value-type="string">
            <text:p>Viburnum opulus</text:p>
          </table:table-cell>
        </table:table-row>
        <table:table-row table:style-name="ro2">
          <table:table-cell table:style-name="ce19" office:value-type="string" calcext:value-type="string">
            <text:p>SPECIES_CLASS</text:p>
          </table:table-cell>
          <table:table-cell table:style-name="ce13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19" office:value-type="string" calcext:value-type="string">
            <text:p>SPECIES_CLASS</text:p>
          </table:table-cell>
          <table:table-cell table:style-name="ce1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19" office:value-type="string" calcext:value-type="string">
            <text:p>SPECIES_CLASS</text:p>
          </table:table-cell>
          <table:table-cell table:style-name="ce1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12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20"/>
          <table:table-cell table:number-columns-repeated="2"/>
          <table:table-cell table:style-name="ce2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2"/>
        <table:table-column table:style-name="co6" table:number-columns-repeated="2" table:default-cell-style-name="Default"/>
        <table:table-column table:style-name="co41" table:default-cell-style-name="Default"/>
        <table:table-column table:style-name="co6" table:number-columns-repeated="3" table:default-cell-style-name="Default"/>
        <table:table-row table:style-name="ro9">
          <table:table-cell table:style-name="ce10" office:value-type="string" calcext:value-type="string">
            <text:p>Unit</text:p>
            <draw:control table:end-cell-address="mode_tree.B1" table:end-x="8.48mm" table:end-y="4.57mm" draw:z-index="0" draw:name="Export CSV" draw:style-name="gr5" draw:text-style-name="P4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Parent_cod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finition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is_leaf</text:p>
          </table:table-cell>
        </table:table-row>
        <table:table-row table:style-name="ro9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8" table:default-cell-style-name="ce13"/>
        <table:table-row table:style-name="ro7">
          <table:table-cell table:style-name="ce10" office:value-type="string" calcext:value-type="string">
            <text:p>Source Unit</text:p>
            <draw:control table:end-cell-address="group_mode.A1" table:end-x="57.32mm" table:end-y="8.51mm" draw:z-index="0" draw:name="Export CSV" draw:style-name="gr5" draw:text-style-name="P4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Source Code</text:p>
          </table:table-cell>
          <table:table-cell table:style-name="ce10" office:value-type="string" calcext:value-type="string">
            <text:p>Destination Unit</text:p>
          </table:table-cell>
          <table:table-cell table:style-name="ce17" office:value-type="string" calcext:value-type="string">
            <text:p>Destination Code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4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4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4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9" table:default-cell-style-name="Default"/>
        <table:table-column table:style-name="co50" table:default-cell-style-name="Default"/>
        <table:table-row table:style-name="ro10">
          <table:table-cell table:style-name="ce10" office:value-type="string" calcext:value-type="string">
            <text:p>Unit</text:p>
            <draw:control table:end-cell-address="dynamode.B1" table:end-x="15.05mm" table:end-y="10.1mm" draw:z-index="0" draw:name="Export CSV" draw:style-name="gr5" draw:text-style-name="P4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27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26" office:value-type="string" calcext:value-type="string">
            <text:p>PROVIDER_ID</text:p>
          </table:table-cell>
          <table:table-cell table:style-name="ce26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Default"/>
        <table:table-column table:style-name="co26" table:number-columns-repeated="2" table:default-cell-style-name="Default"/>
        <table:table-column table:style-name="co56" table:default-cell-style-name="Default"/>
        <table:table-column table:style-name="co6" table:number-columns-repeated="252" table:default-cell-style-name="Default"/>
        <table:table-row table:style-name="ro11">
          <table:table-cell table:style-name="ce17" office:value-type="string" calcext:value-type="string">
            <text:p>Unit </text:p>
            <draw:control table:end-cell-address="range.B2" table:end-x="15.21mm" table:end-y="0.32mm" draw:z-index="0" draw:name="Export CSV" draw:style-name="gr5" draw:text-style-name="P4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28" office:value-type="string" calcext:value-type="string">
            <text:p>PERCENTA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ce13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8">
          <table:table-cell table:style-name="ce10" office:value-type="string" calcext:value-type="string">
            <text:p>Format</text:p>
            <draw:control table:end-cell-address="table_format.B1" table:end-x="0.13mm" table:end-y="9.05mm" draw:z-index="0" draw:name="Export CSV" draw:style-name="gr5" draw:text-style-name="P4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17" office:value-type="string" calcext:value-type="string">
            <text:p>Table Name</text:p>
          </table:table-cell>
          <table:table-cell table:style-name="ce17" office:value-type="string" calcext:value-type="string">
            <text:p>Schema</text:p>
          </table:table-cell>
          <table:table-cell table:style-name="ce17" office:value-type="string" calcext:value-type="string">
            <text:p>Primary Keys</text:p>
          </table:table-cell>
          <table:table-cell table:style-name="ce1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3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3" office:value-type="string" calcext:value-type="string">
            <text:p>SPECIES_DATA</text:p>
          </table:table-cell>
          <table:table-cell table:style-name="ce13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3" office:value-type="string" calcext:value-type="string">
            <text:p>TREE_DATA</text:p>
          </table:table-cell>
          <table:table-cell table:style-name="ce13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3" office:value-type="string" calcext:value-type="string">
            <text:p>HARMONIZED_LOCATION</text:p>
          </table:table-cell>
          <table:table-cell table:style-name="ce13" office:value-type="string" calcext:value-type="string">
            <text:p>HARMONIZED_DATA</text:p>
          </table:table-cell>
          <table:table-cell table:style-name="ce12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3" office:value-type="string" calcext:value-type="string">
            <text:p>HARMONIZED_DATA</text:p>
          </table:table-cell>
          <table:table-cell table:style-name="ce12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3" office:value-type="string" calcext:value-type="string">
            <text:p>HARMONIZED_SPECIES_DATA</text:p>
          </table:table-cell>
          <table:table-cell table:style-name="ce13" office:value-type="string" calcext:value-type="string">
            <text:p>HARMONIZED_DATA</text:p>
          </table:table-cell>
          <table:table-cell table:style-name="ce12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3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number-columns-repeated="5" table:default-cell-style-name="Default"/>
        <table:table-row table:style-name="ro13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Format</text:p>
          </table:table-cell>
          <table:table-cell table:style-name="ce27" office:value-type="string" calcext:value-type="string">
            <text:p>Column_Name</text:p>
          </table:table-cell>
          <table:table-cell table:style-name="ce27" office:value-type="string" calcext:value-type="string">
            <text:p>isCalculated</text:p>
          </table:table-cell>
          <table:table-cell table:style-name="ce27" office:value-type="string" calcext:value-type="string">
            <text:p>idEditable</text:p>
          </table:table-cell>
          <table:table-cell table:style-name="ce27" office:value-type="string" calcext:value-type="string">
            <text:p>isInsertable</text:p>
          </table:table-cell>
          <table:table-cell table:style-name="ce27" office:value-type="string" calcext:value-type="string">
            <text:p>isMandatory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2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12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" table:number-columns-repeated="3" table:default-cell-style-name="Default"/>
        <table:table-row table:style-name="ro2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Format</text:p>
          </table:table-cell>
          <table:table-cell table:style-name="ce27" office:value-type="string" calcext:value-type="string">
            <text:p>isCriteria</text:p>
          </table:table-cell>
          <table:table-cell table:style-name="ce27" office:value-type="string" calcext:value-type="string">
            <text:p>isResult</text:p>
          </table:table-cell>
          <table:table-cell table:style-name="ce27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is default criteria</text:p>
          </table:table-cell>
          <table:table-cell table:style-name="ce27" office:value-type="string" calcext:value-type="string">
            <text:p>is default result</text:p>
          </table:table-cell>
          <table:table-cell table:style-name="ce27" office:value-type="string" calcext:value-type="string">
            <text:p>default_value</text:p>
          </table:table-cell>
          <table:table-cell table:style-name="ce27" office:value-type="string" calcext:value-type="string">
            <text:p>decimals</text:p>
          </table:table-cell>
          <table:table-cell table:style-name="ce27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2" table:default-cell-style-name="ce13"/>
        <table:table-column table:style-name="co46" table:default-cell-style-name="ce13"/>
        <table:table-column table:style-name="co6" table:default-cell-style-name="ce13"/>
        <table:table-column table:style-name="co73" table:default-cell-style-name="ce13"/>
        <table:table-column table:style-name="co6" table:default-cell-style-name="Default"/>
        <table:table-row table:style-name="ro2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Format</text:p>
          </table:table-cell>
          <table:table-cell table:style-name="ce27" office:value-type="string" calcext:value-type="string">
            <text:p>isMandatory</text:p>
          </table:table-cell>
          <table:table-cell table:style-name="ce27" office:value-type="string" calcext:value-type="string">
            <text:p>Mask</text:p>
          </table:table-cell>
          <table:table-cell table:style-name="ce27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8" table:default-cell-style-name="Default"/>
        <table:table-column table:style-name="co78" table:default-cell-style-name="Default"/>
        <table:table-row table:style-name="ro2">
          <table:table-cell table:style-name="ce27" office:value-type="string" calcext:value-type="string">
            <text:p>SRC_DATA</text:p>
          </table:table-cell>
          <table:table-cell table:style-name="ce27" office:value-type="string" calcext:value-type="string">
            <text:p>SRC_FORMAT</text:p>
          </table:table-cell>
          <table:table-cell table:style-name="ce27" office:value-type="string" calcext:value-type="string">
            <text:p>DST_DATA</text:p>
          </table:table-cell>
          <table:table-cell table:style-name="ce27" office:value-type="string" calcext:value-type="string">
            <text:p>DST_FORMAT</text:p>
          </table:table-cell>
          <table:table-cell table:style-name="ce27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table:style-name="ce13" office:value-type="string" calcext:value-type="string">
            <text:p>SPECIES_FILE</text:p>
          </table:table-cell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3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3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3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3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9" table:default-cell-style-name="Default"/>
        <table:table-column table:style-name="co46" table:number-columns-repeated="2" table:default-cell-style-name="Default"/>
        <table:table-column table:style-name="co80" table:default-cell-style-name="Default"/>
        <table:table-row table:style-name="ro2">
          <table:table-cell table:style-name="ce27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27" office:value-type="string" calcext:value-type="string">
            <text:p>Schema Code</text:p>
          </table:table-cell>
          <table:table-cell table:style-name="ce27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27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FICHE_PLACET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2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FICHE_PLACET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6" table:default-cell-style-name="Default"/>
        <table:table-row table:style-name="ro12">
          <table:table-cell table:style-name="ce46" office:value-type="string" calcext:value-type="string">
            <text:p>Check_id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Statement</text:p>
          </table:table-cell>
          <table:table-cell table:style-name="ce46" office:value-type="string" calcext:value-type="string">
            <text:p>Importanc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1" table:default-cell-style-name="Default"/>
        <table:table-column table:style-name="co82" table:number-columns-repeated="2" table:default-cell-style-name="Default"/>
        <table:table-column table:style-name="co86" table:default-cell-style-name="ce33"/>
        <table:table-row table:style-name="ro8">
          <table:table-cell table:style-name="ce10" office:value-type="string" calcext:value-type="string">
            <text:p>Schema Code</text:p>
          </table:table-cell>
          <table:table-cell table:style-name="ce10" office:value-type="string" calcext:value-type="string">
            <text:p>Schema Name</text:p>
          </table:table-cell>
          <table:table-cell table:style-name="ce10" office:value-type="string" calcext:value-type="string">
            <text:p>Label</text:p>
            <draw:control table:end-cell-address="table_schema.D1" table:end-x="0.12mm" table:end-y="9.06mm" draw:z-index="0" draw:name="Export CSV" draw:style-name="gr5" draw:text-style-name="P4" svg:width="94.51mm" svg:height="9.05mm" svg:x="18.15mm" svg:y="0.01mm" draw:control="control9">
              <svg:title>Export CSV</svg:title>
              <svg:desc>Export CSV</svg:desc>
            </draw:control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3" office:value-type="string" calcext:value-type="string">
            <text:p>Raw Data</text:p>
          </table:table-cell>
          <table:table-cell table:style-name="ce13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3" office:value-type="string" calcext:value-type="string">
            <text:p>Harmonized Data</text:p>
          </table:table-cell>
          <table:table-cell table:style-name="ce13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3" office:value-type="string" calcext:value-type="string">
            <text:p>Metadata</text:p>
          </table:table-cell>
          <table:table-cell table:style-name="ce13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3" office:value-type="string" calcext:value-type="string">
            <text:p>Website</text:p>
          </table:table-cell>
          <table:table-cell table:style-name="ce13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3" office:value-type="string" calcext:value-type="string">
            <text:p>Public</text:p>
          </table:table-cell>
          <table:table-cell table:style-name="ce13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3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Default"/>
        <table:table-column table:style-name="co89" table:default-cell-style-name="ce33"/>
        <table:table-column table:style-name="co90" table:default-cell-style-name="Default"/>
        <table:table-column table:style-name="co91" table:default-cell-style-name="Default"/>
        <table:table-row table:style-name="ro8">
          <table:table-cell table:style-name="ce10" office:value-type="string" calcext:value-type="string">
            <text:p>Schema Code</text:p>
          </table:table-cell>
          <table:table-cell table:style-name="ce10" office:value-type="string" calcext:value-type="string">
            <text:p>Child Table</text:p>
            <draw:control table:end-cell-address="table_tree.C1" table:end-x="0.13mm" table:end-y="9.06mm" draw:z-index="0" draw:name="Export CSV" draw:style-name="gr5" draw:text-style-name="P7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17" office:value-type="string" calcext:value-type="string">
            <text:p>Parent Table</text:p>
          </table:table-cell>
          <table:table-cell table:style-name="ce17" office:value-type="string" calcext:value-type="string">
            <text:p>Join Key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3" office:value-type="string" calcext:value-type="string">
            <text:p>PLOT_DATA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12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2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2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3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7" table:default-cell-style-name="ce25"/>
        <table:table-column table:style-name="co108" table:default-cell-style-name="ce25"/>
        <table:table-column table:style-name="co47" table:default-cell-style-name="ce25"/>
        <table:table-column table:style-name="co109" table:default-cell-style-name="ce25"/>
        <table:table-column table:style-name="co110" table:default-cell-style-name="ce25"/>
        <table:table-column table:style-name="co111" table:default-cell-style-name="Default"/>
        <table:table-row table:style-name="ro2">
          <table:table-cell table:style-name="ce29" office:value-type="string" calcext:value-type="string">
            <text:p>Table_format</text:p>
          </table:table-cell>
          <table:table-cell table:style-name="ce29" office:value-type="string" calcext:value-type="string">
            <text:p>Row_pk</text:p>
          </table:table-cell>
          <table:table-cell table:style-name="ce29" office:value-type="string" calcext:value-type="string">
            <text:p>Lang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O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C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Conifèr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B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Feuillu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9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feuillus</text:p>
          </table:table-cell>
          <table:table-cell table:style-name="ce31"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8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conifères</text:p>
          </table:table-cell>
          <table:table-cell table:style-name="ce31"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7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arbustes</text:p>
          </table:table-cell>
          <table:table-cell table:style-name="ce31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23:33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5-11T08:47:57.828000000</dc:date>
    <meta:printed-by>Eva LACARCE</meta:printed-by>
    <meta:print-date>2007-07-11T11:03:29</meta:print-date>
    <meta:editing-cycles>1604</meta:editing-cycles>
    <meta:editing-duration>P11DT8H19M31S</meta:editing-duration>
    <meta:document-statistic meta:table-count="21" meta:cell-count="1610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